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097053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tyle="normal" officeooo:paragraph-rsid="00097053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2pt" fo:language="ru" fo:country="RU" style:text-underline-style="solid" style:text-underline-width="auto" style:text-underline-color="font-color" fo:font-weight="bold" officeooo:rsid="0019ad40" officeooo:paragraph-rsid="0019ad40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officeooo:rsid="00097053" officeooo:paragraph-rsid="00097053" style:font-size-asian="20pt" style:font-weight-asian="bold" style:font-size-complex="20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9ad40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9ad40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9ad40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ru" fo:country="RU" fo:font-style="normal" fo:font-weight="normal" officeooo:rsid="000dbfeb" officeooo:paragraph-rsid="0019ad40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language="ru" fo:country="RU" fo:font-style="normal" fo:font-weight="normal" officeooo:rsid="0019ad40" officeooo:paragraph-rsid="0019ad40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language="ru" fo:country="RU" fo:font-style="normal" fo:font-weight="normal" officeooo:rsid="0019ad40" officeooo:paragraph-rsid="0019ad40" style:font-style-asian="normal" style:font-weight-asian="normal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05c5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0705c5" style:font-weight-asian="bold" style:font-weight-complex="bold"/>
    </style:style>
    <style:style style:name="T5" style:family="text">
      <style:text-properties fo:language="ru" fo:country="RU" fo:font-weight="bold" officeooo:rsid="00070638" style:font-weight-asian="bold" style:font-weight-complex="bold"/>
    </style:style>
    <style:style style:name="T6" style:family="text">
      <style:text-properties fo:language="ru" fo:country="RU" fo:font-weight="bold" officeooo:rsid="00078c40" style:font-weight-asian="bold" style:font-weight-complex="bold"/>
    </style:style>
    <style:style style:name="T7" style:family="text">
      <style:text-properties fo:language="ru" fo:country="RU" fo:font-weight="bold" officeooo:rsid="00085ffd" style:font-weight-asian="bold" style:font-weight-complex="bold"/>
    </style:style>
    <style:style style:name="T8" style:family="text">
      <style:text-properties fo:language="ru" fo:country="RU" fo:font-weight="bold" officeooo:rsid="00088b9d" style:font-weight-asian="bold" style:font-weight-complex="bold"/>
    </style:style>
    <style:style style:name="T9" style:family="text">
      <style:text-properties fo:language="ru" fo:country="RU" fo:font-weight="bold" officeooo:rsid="001a369c" style:font-weight-asian="bold" style:font-weight-complex="bold"/>
    </style:style>
    <style:style style:name="T10" style:family="text">
      <style:text-properties fo:language="ru" fo:country="RU" fo:font-weight="bold" officeooo:rsid="001e8fc9" style:font-weight-asian="bold" style:font-weight-complex="bold"/>
    </style:style>
    <style:style style:name="T11" style:family="text">
      <style:text-properties fo:language="ru" fo:country="RU" officeooo:rsid="00070638"/>
    </style:style>
    <style:style style:name="T12" style:family="text">
      <style:text-properties fo:language="ru" fo:country="RU" fo:font-style="italic" officeooo:rsid="00088b9d" style:font-style-asian="italic" style:font-style-complex="italic"/>
    </style:style>
    <style:style style:name="T13" style:family="text">
      <style:text-properties fo:language="ru" fo:country="RU" officeooo:rsid="00078c40"/>
    </style:style>
    <style:style style:name="T14" style:family="text">
      <style:text-properties fo:language="ru" fo:country="RU" fo:font-weight="normal" officeooo:rsid="00078c40" style:font-weight-asian="normal" style:font-weight-complex="normal"/>
    </style:style>
    <style:style style:name="T15" style:family="text">
      <style:text-properties fo:language="ru" fo:country="RU" fo:font-weight="normal" officeooo:rsid="001e8fc9" style:font-weight-asian="normal" style:font-weight-complex="normal"/>
    </style:style>
    <style:style style:name="T16" style:family="text">
      <style:text-properties fo:language="ru" fo:country="RU" officeooo:rsid="001496d2"/>
    </style:style>
    <style:style style:name="T17" style:family="text">
      <style:text-properties fo:language="ru" fo:country="RU" officeooo:rsid="001a369c"/>
    </style:style>
    <style:style style:name="T18" style:family="text">
      <style:text-properties fo:language="ru" fo:country="RU" officeooo:rsid="001c614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85ffd" style:font-style-asian="italic" style:font-style-complex="italic"/>
    </style:style>
    <style:style style:name="T22" style:family="text">
      <style:text-properties fo:font-style="italic" officeooo:rsid="00088b9d" style:font-style-asian="italic" style:font-style-complex="italic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language="ru" fo:country="RU"/>
    </style:style>
    <style:style style:name="T25" style:family="text">
      <style:text-properties style:font-name="Times New Roman" fo:language="ru" fo:country="RU" officeooo:rsid="00070638"/>
    </style:style>
    <style:style style:name="T26" style:family="text">
      <style:text-properties style:font-name="Times New Roman" fo:language="ru" fo:country="RU" fo:font-style="normal" fo:font-weight="bold" officeooo:rsid="00070638" style:font-style-asian="normal" style:font-weight-asian="bold" style:font-style-complex="normal" style:font-weight-complex="bold"/>
    </style:style>
    <style:style style:name="T27" style:family="text">
      <style:text-properties style:font-name="Times New Roman" fo:language="ru" fo:country="RU" fo:font-style="normal" fo:font-weight="normal" officeooo:rsid="00078c40" style:font-style-asian="normal" style:font-weight-asian="normal" style:font-style-complex="normal" style:font-weight-complex="normal"/>
    </style:style>
    <style:style style:name="T28" style:family="text">
      <style:text-properties style:font-name="Times New Roman" fo:language="ru" fo:country="RU" fo:font-style="normal" fo:font-weight="normal" officeooo:rsid="00085ffd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font-style="normal" fo:font-weight="normal" officeooo:rsid="00097053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font-style="normal" fo:font-weight="normal" officeooo:rsid="000a25bc" style:font-style-asian="normal" style:font-weight-asian="normal" style:font-style-complex="normal" style:font-weight-complex="normal"/>
    </style:style>
    <style:style style:name="T31" style:family="text">
      <style:text-properties style:font-name="Times New Roman" fo:language="ru" fo:country="RU" fo:font-style="normal" fo:font-weight="normal" officeooo:rsid="000a424c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font-style="normal" fo:font-weight="normal" officeooo:rsid="000c3b51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font-style="normal" fo:font-weight="normal" officeooo:rsid="000dbfeb" style:font-style-asian="normal" style:font-weight-asian="normal" style:font-style-complex="normal" style:font-weight-complex="normal"/>
    </style:style>
    <style:style style:name="T34" style:family="text">
      <style:text-properties style:font-name="Times New Roman" fo:language="ru" fo:country="RU" fo:font-style="normal" fo:font-weight="normal" officeooo:rsid="000fb1aa" style:font-style-asian="normal" style:font-weight-asian="normal" style:font-style-complex="normal" style:font-weight-complex="normal"/>
    </style:style>
    <style:style style:name="T35" style:family="text">
      <style:text-properties style:font-name="Times New Roman" fo:language="ru" fo:country="RU" fo:font-style="normal" fo:font-weight="normal" officeooo:rsid="00126106" style:font-style-asian="normal" style:font-weight-asian="normal" style:font-style-complex="normal" style:font-weight-complex="normal"/>
    </style:style>
    <style:style style:name="T36" style:family="text">
      <style:text-properties style:font-name="Times New Roman" fo:language="ru" fo:country="RU" fo:font-style="normal" fo:font-weight="normal" officeooo:rsid="0019ad40" style:font-style-asian="normal" style:font-weight-asian="normal" style:font-style-complex="normal" style:font-weight-complex="normal"/>
    </style:style>
    <style:style style:name="T37" style:family="text">
      <style:text-properties style:font-name="Times New Roman" fo:language="ru" fo:country="RU" fo:font-style="normal" fo:font-weight="normal" officeooo:rsid="001b8614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font-style="normal" style:text-underline-style="none" fo:font-weight="normal" officeooo:rsid="000a25bc" style:font-style-asian="normal" style:font-weight-asian="normal" style:font-style-complex="normal" style:font-weight-complex="normal"/>
    </style:style>
    <style:style style:name="T39" style:family="text">
      <style:text-properties style:font-name="Times New Roman" fo:language="ru" fo:country="RU" fo:font-style="normal" style:text-underline-style="none" fo:font-weight="normal" officeooo:rsid="00097053" style:font-style-asian="normal" style:font-weight-asian="normal" style:font-style-complex="normal" style:font-weight-complex="normal"/>
    </style:style>
    <style:style style:name="T40" style:family="text">
      <style:text-properties style:font-name="Times New Roman" fo:language="ru" fo:country="RU" fo:font-style="normal" style:text-underline-style="none" fo:font-weight="normal" officeooo:rsid="000dbfeb" style:font-style-asian="normal" style:font-weight-asian="normal" style:font-style-complex="normal" style:font-weight-complex="normal"/>
    </style:style>
    <style:style style:name="T41" style:family="text">
      <style:text-properties style:font-name="Times New Roman" fo:language="ru" fo:country="RU" fo:font-style="normal" style:text-underline-style="none" fo:font-weight="normal" officeooo:rsid="000dfee4" style:font-style-asian="normal" style:font-weight-asian="normal" style:font-style-complex="normal" style:font-weight-complex="normal"/>
    </style:style>
    <style:style style:name="T42" style:family="text">
      <style:text-properties style:font-name="Times New Roman" fo:language="ru" fo:country="RU" fo:font-style="normal" style:text-underline-style="none" fo:font-weight="normal" officeooo:rsid="000fb1aa" style:font-style-asian="normal" style:font-weight-asian="normal" style:font-style-complex="normal" style:font-weight-complex="normal"/>
    </style:style>
    <style:style style:name="T43" style:family="text">
      <style:text-properties style:font-name="Times New Roman" fo:language="ru" fo:country="RU" fo:font-style="normal" style:text-underline-style="none" fo:font-weight="normal" officeooo:rsid="0010ab7d" style:font-style-asian="normal" style:font-weight-asian="normal" style:font-style-complex="normal" style:font-weight-complex="normal"/>
    </style:style>
    <style:style style:name="T44" style:family="text">
      <style:text-properties style:font-name="Times New Roman" fo:language="ru" fo:country="RU" fo:font-style="normal" style:text-underline-style="none" fo:font-weight="normal" officeooo:rsid="00126106" style:font-style-asian="normal" style:font-weight-asian="normal" style:font-style-complex="normal" style:font-weight-complex="normal"/>
    </style:style>
    <style:style style:name="T45" style:family="text">
      <style:text-properties style:font-name="Times New Roman" fo:language="ru" fo:country="RU" fo:font-style="normal" style:text-underline-style="solid" style:text-underline-width="auto" style:text-underline-color="font-color" fo:font-weight="normal" officeooo:rsid="00126106" style:font-style-asian="normal" style:font-weight-asian="normal" style:font-style-complex="normal" style:font-weight-complex="normal"/>
    </style:style>
    <style:style style:name="T46" style:family="text">
      <style:text-properties style:font-name="Times New Roman" fo:language="ru" fo:country="RU" fo:font-style="normal" style:text-underline-style="solid" style:text-underline-width="auto" style:text-underline-color="font-color" fo:font-weight="bold" officeooo:rsid="00126106" style:font-style-asian="normal" style:font-weight-asian="bold" style:font-style-complex="normal" style:font-weight-complex="bold"/>
    </style:style>
    <style:style style:name="T47" style:family="text">
      <style:text-properties style:font-name="Times New Roman" fo:language="ru" fo:country="RU" fo:font-style="italic" officeooo:rsid="00088b9d" style:font-style-asian="italic" style:font-style-complex="italic"/>
    </style:style>
    <style:style style:name="T48" style:family="text">
      <style:text-properties style:font-name="Times New Roman" fo:language="ru" fo:country="RU" fo:font-style="italic" style:text-underline-style="solid" style:text-underline-width="auto" style:text-underline-color="font-color" fo:font-weight="normal" officeooo:rsid="00097053" style:font-style-asian="italic" style:font-weight-asian="normal" style:font-style-complex="italic" style:font-weight-complex="normal"/>
    </style:style>
    <style:style style:name="T49" style:family="text">
      <style:text-properties style:font-name="Times New Roman" fo:language="ru" fo:country="RU" fo:font-style="italic" style:text-underline-style="solid" style:text-underline-width="auto" style:text-underline-color="font-color" fo:font-weight="normal" officeooo:rsid="000dbfeb" style:font-style-asian="italic" style:font-weight-asian="normal" style:font-style-complex="italic" style:font-weight-complex="normal"/>
    </style:style>
    <style:style style:name="T50" style:family="text">
      <style:text-properties style:font-name="Times New Roman" fo:language="ru" fo:country="RU" fo:font-style="italic" style:text-underline-style="solid" style:text-underline-width="auto" style:text-underline-color="font-color" fo:font-weight="normal" officeooo:rsid="00126106" style:font-style-asian="italic" style:font-weight-asian="normal" style:font-style-complex="italic" style:font-weight-complex="normal"/>
    </style:style>
    <style:style style:name="T51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0dbfeb" style:font-style-asian="italic" style:font-weight-asian="bold" style:font-style-complex="italic" style:font-weight-complex="bold"/>
    </style:style>
    <style:style style:name="T52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0fb1aa" style:font-style-asian="italic" style:font-weight-asian="bold" style:font-style-complex="italic" style:font-weight-complex="bold"/>
    </style:style>
    <style:style style:name="T53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0dfee4" style:font-style-asian="italic" style:font-weight-asian="bold" style:font-style-complex="italic" style:font-weight-complex="bold"/>
    </style:style>
    <style:style style:name="T54" style:family="text">
      <style:text-properties style:font-name="Times New Roman" fo:language="ru" fo:country="RU" fo:font-style="italic" style:text-underline-style="solid" style:text-underline-width="auto" style:text-underline-color="font-color" fo:font-weight="bold" officeooo:rsid="00126106" style:font-style-asian="italic" style:font-weight-asian="bold" style:font-style-complex="italic" style:font-weight-complex="bold"/>
    </style:style>
    <style:style style:name="T55" style:family="text">
      <style:text-properties style:font-name="Times New Roman" fo:language="ru" fo:country="RU" fo:font-style="italic" style:text-underline-style="none" fo:font-weight="bold" officeooo:rsid="000dfee4" style:font-style-asian="italic" style:font-weight-asian="bold" style:font-style-complex="italic" style:font-weight-complex="bold"/>
    </style:style>
    <style:style style:name="T56" style:family="text">
      <style:text-properties style:font-name="Times New Roman" fo:language="ru" fo:country="RU" officeooo:rsid="001b9fc5"/>
    </style:style>
    <style:style style:name="T57" style:family="text">
      <style:text-properties style:font-name="Times New Roman" fo:font-weight="bold" style:font-weight-asian="bold" style:font-weight-complex="bold"/>
    </style:style>
    <style:style style:name="T58" style:family="text">
      <style:text-properties style:font-name="Times New Roman" fo:language="en" fo:country="US" fo:font-style="italic" officeooo:rsid="00088b9d" style:font-style-asian="italic" style:font-style-complex="italic"/>
    </style:style>
    <style:style style:name="T59" style:family="text">
      <style:text-properties style:font-name="Times New Roman" fo:language="en" fo:country="US" fo:font-style="italic" style:text-underline-style="solid" style:text-underline-width="auto" style:text-underline-color="font-color" fo:font-weight="normal" officeooo:rsid="000a25bc" style:font-style-asian="italic" style:font-weight-asian="normal" style:font-style-complex="italic" style:font-weight-complex="normal"/>
    </style:style>
    <style:style style:name="T60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126106" style:font-style-asian="italic" style:font-weight-asian="bold" style:font-style-complex="italic" style:font-weight-complex="bold"/>
    </style:style>
    <style:style style:name="T61" style:family="text">
      <style:text-properties style:font-name="Times New Roman" fo:language="en" fo:country="US" fo:font-style="normal" fo:font-weight="normal" officeooo:rsid="000a25bc" style:font-style-asian="normal" style:font-weight-asian="normal" style:font-style-complex="normal" style:font-weight-complex="normal"/>
    </style:style>
    <style:style style:name="T62" style:family="text">
      <style:text-properties style:font-name="Times New Roman" fo:language="en" fo:country="US" fo:font-style="normal" fo:font-weight="normal" officeooo:rsid="000a424c" style:font-style-asian="normal" style:font-weight-asian="normal" style:font-style-complex="normal" style:font-weight-complex="normal"/>
    </style:style>
    <style:style style:name="T63" style:family="text">
      <style:text-properties style:font-name="Times New Roman" fo:language="en" fo:country="US" fo:font-style="normal" fo:font-weight="normal" officeooo:rsid="0019ad40" style:font-style-asian="normal" style:font-weight-asian="normal" style:font-style-complex="normal" style:font-weight-complex="normal"/>
    </style:style>
    <style:style style:name="T64" style:family="text">
      <style:text-properties style:font-name="Times New Roman" fo:language="en" fo:country="US" fo:font-style="normal" style:text-underline-style="none" fo:font-weight="normal" officeooo:rsid="000a25bc" style:font-style-asian="normal" style:font-weight-asian="normal" style:font-style-complex="normal" style:font-weight-complex="normal"/>
    </style:style>
    <style:style style:name="T65" style:family="text">
      <style:text-properties style:font-name="Times New Roman" fo:language="en" fo:country="US" fo:font-style="normal" style:text-underline-style="none" fo:font-weight="normal" officeooo:rsid="001496d2" style:font-style-asian="normal" style:font-weight-asian="normal" style:font-style-complex="normal" style:font-weight-complex="normal"/>
    </style:style>
    <style:style style:name="T66" style:family="text">
      <style:text-properties style:font-name="Times New Roman" fo:font-style="italic" style:font-style-asian="italic" style:font-style-complex="italic"/>
    </style:style>
    <style:style style:name="T67" style:family="text">
      <style:text-properties style:font-name="Times New Roman" fo:font-style="italic" officeooo:rsid="00085ffd" style:font-style-asian="italic" style:font-style-complex="italic"/>
    </style:style>
    <style:style style:name="T68" style:family="text">
      <style:text-properties fo:color="#000000" loext:opacity="100%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fo:color="#000000" loext:opacity="100%" fo:font-size="12pt" fo:language="ru" fo:country="RU" fo:font-style="normal" fo:font-weight="normal" officeooo:rsid="00078c4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language="en" fo:country="US"/>
    </style:style>
    <style:style style:name="T71" style:family="text">
      <style:text-properties fo:language="en" fo:country="US" fo:font-style="italic" officeooo:rsid="00085ffd" style:font-style-asian="italic" style:font-style-complex="italic"/>
    </style:style>
    <style:style style:name="T72" style:family="text">
      <style:text-properties fo:language="en" fo:country="US" fo:font-style="italic" officeooo:rsid="00088b9d" style:font-style-asian="italic" style:font-style-complex="italic"/>
    </style:style>
    <style:style style:name="T73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26106" style:font-style-asian="normal" style:font-weight-asian="normal" style:font-style-complex="normal" style:font-weight-complex="normal"/>
    </style:style>
    <style:style style:name="T74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097053" style:font-style-asian="normal" style:font-weight-asian="normal" style:font-style-complex="normal" style:font-weight-complex="normal"/>
    </style:style>
    <style:style style:name="T75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30700" style:font-style-asian="normal" style:font-weight-asian="normal" style:font-style-complex="normal" style:font-weight-complex="normal"/>
    </style:style>
    <style:style style:name="T76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496d2" style:font-style-asian="normal" style:font-weight-asian="normal" style:font-style-complex="normal" style:font-weight-complex="normal"/>
    </style:style>
    <style:style style:name="T77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5d683" style:font-style-asian="normal" style:font-weight-asian="normal" style:font-style-complex="normal" style:font-weight-complex="normal"/>
    </style:style>
    <style:style style:name="T78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5eb9c" style:font-style-asian="normal" style:font-weight-asian="normal" style:font-style-complex="normal" style:font-weight-complex="normal"/>
    </style:style>
    <style:style style:name="T79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6e3b7" style:font-style-asian="normal" style:font-weight-asian="normal" style:font-style-complex="normal" style:font-weight-complex="normal"/>
    </style:style>
    <style:style style:name="T80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7eae6" style:font-style-asian="normal" style:font-weight-asian="normal" style:font-style-complex="normal" style:font-weight-complex="normal"/>
    </style:style>
    <style:style style:name="T81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93c89" style:font-style-asian="normal" style:font-weight-asian="normal" style:font-style-complex="normal" style:font-weight-complex="normal"/>
    </style:style>
    <style:style style:name="T82" style:family="text">
      <style:text-properties style:text-line-through-style="none" style:text-line-through-type="none" style:font-name="Times New Roman" fo:language="ru" fo:country="RU" fo:font-style="normal" style:text-underline-style="none" fo:font-weight="normal" officeooo:rsid="0019ad40" style:font-style-asian="normal" style:font-weight-asian="normal" style:font-style-complex="normal" style:font-weight-complex="normal"/>
    </style:style>
    <style:style style:name="T83" style:family="text">
      <style:text-properties style:text-line-through-style="none" style:text-line-through-type="none" style:font-name="Times New Roman" fo:language="ru" fo:country="RU" fo:font-style="normal" style:text-underline-style="none" fo:font-weight="bold" officeooo:rsid="00126106" style:font-style-asian="normal" style:font-weight-asian="bold" style:font-style-complex="normal" style:font-weight-complex="bold"/>
    </style:style>
    <style:style style:name="T84" style:family="text">
      <style:text-properties style:text-line-through-style="none" style:text-line-through-type="none" style:font-name="Times New Roman" fo:language="ru" fo:country="RU" fo:font-style="normal" style:text-underline-style="none" fo:font-weight="bold" officeooo:rsid="0017eae6" style:font-style-asian="normal" style:font-weight-asian="bold" style:font-style-complex="normal" style:font-weight-complex="bold"/>
    </style:style>
    <style:style style:name="T85" style:family="text">
      <style:text-properties style:text-line-through-style="none" style:text-line-through-type="none" style:font-name="Times New Roman" fo:language="ru" fo:country="RU" fo:font-style="normal" style:text-underline-style="solid" style:text-underline-width="auto" style:text-underline-color="font-color" fo:font-weight="normal" officeooo:rsid="00126106" style:font-style-asian="normal" style:font-weight-asian="normal" style:font-style-complex="normal" style:font-weight-complex="normal"/>
    </style:style>
    <style:style style:name="T86" style:family="text">
      <style:text-properties style:text-line-through-style="none" style:text-line-through-type="none" style:font-name="Times New Roman" fo:language="ru" fo:country="RU" fo:font-style="normal" style:text-underline-style="solid" style:text-underline-width="auto" style:text-underline-color="font-color" fo:font-weight="normal" officeooo:rsid="001496d2" style:font-style-asian="normal" style:font-weight-asian="normal" style:font-style-complex="normal" style:font-weight-complex="normal"/>
    </style:style>
    <style:style style:name="T87" style:family="text">
      <style:text-properties style:text-line-through-style="none" style:text-line-through-type="none" style:font-name="Times New Roman" fo:language="ru" fo:country="RU" fo:font-style="normal" style:text-underline-style="solid" style:text-underline-width="auto" style:text-underline-color="font-color" fo:font-weight="normal" officeooo:rsid="0015d683" style:font-style-asian="normal" style:font-weight-asian="normal" style:font-style-complex="normal" style:font-weight-complex="normal"/>
    </style:style>
    <style:style style:name="T88" style:family="text">
      <style:text-properties style:text-line-through-style="none" style:text-line-through-type="none" style:font-name="Times New Roman" fo:language="ru" fo:country="RU" fo:font-style="italic" style:text-underline-style="none" fo:font-weight="bold" officeooo:rsid="0017eae6" style:font-style-asian="italic" style:font-weight-asian="bold" style:font-style-complex="italic" style:font-weight-complex="bold"/>
    </style:style>
    <style:style style:name="T89" style:family="text">
      <style:text-properties style:text-line-through-style="none" style:text-line-through-type="none" style:font-name="Times New Roman" fo:language="ru" fo:country="RU" fo:font-style="italic" style:text-underline-style="solid" style:text-underline-width="auto" style:text-underline-color="font-color" fo:font-weight="bold" officeooo:rsid="001496d2" style:font-style-asian="italic" style:font-weight-asian="bold" style:font-style-complex="italic" style:font-weight-complex="bold"/>
    </style:style>
    <style:style style:name="T90" style:family="text">
      <style:text-properties style:text-line-through-style="none" style:text-line-through-type="none" style:font-name="Times New Roman" fo:language="ru" fo:country="RU" fo:font-style="italic" style:text-underline-style="solid" style:text-underline-width="auto" style:text-underline-color="font-color" fo:font-weight="bold" officeooo:rsid="0015d683" style:font-style-asian="italic" style:font-weight-asian="bold" style:font-style-complex="italic" style:font-weight-complex="bold"/>
    </style:style>
    <style:style style:name="T91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496d2" style:font-style-asian="normal" style:font-weight-asian="normal" style:font-style-complex="normal" style:font-weight-complex="normal"/>
    </style:style>
    <style:style style:name="T92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5eb9c" style:font-style-asian="normal" style:font-weight-asian="normal" style:font-style-complex="normal" style:font-weight-complex="normal"/>
    </style:style>
    <style:style style:name="T93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7eae6" style:font-style-asian="normal" style:font-weight-asian="normal" style:font-style-complex="normal" style:font-weight-complex="normal"/>
    </style:style>
    <style:style style:name="T94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019ad40" style:font-style-asian="normal" style:font-weight-asian="normal" style:font-style-complex="normal" style:font-weight-complex="normal"/>
    </style:style>
    <style:style style:name="T95" style:family="text">
      <style:text-properties style:text-line-through-style="none" style:text-line-through-type="none" style:font-name="Times New Roman" fo:language="en" fo:country="US" fo:font-style="italic" style:text-underline-style="solid" style:text-underline-width="auto" style:text-underline-color="font-color" fo:font-weight="bold" officeooo:rsid="001496d2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южет 1 дня <text:span text:style-name="T70">Lol</text:span></text:p>
      <text:p text:style-name="P5"/>
      <text:p text:style-name="P3"><text:span text:style-name="T7">Дисклеймер </text:span><text:span text:style-name="T8">перед началом игры </text:span><text:span text:style-name="T7">обязательно, </text:span><text:span text:style-name="T8">о том что все схожести случайны и никакого хейта ко всем.</text:span><text:span text:style-name="T7"><text:line-break/></text:span><text:span text:style-name="T5">ВСЕМ ГЕРОЯМ 18+ ЛЕТ!</text:span></text:p>
      <text:p text:style-name="P2"><text:span text:style-name="T3"><text:line-break/>Г</text:span><text:span text:style-name="T4">лавный Герой</text:span> <text:span text:style-name="T20">(</text:span><text:span text:style-name="T71">Ethan Vinters </text:span><text:span text:style-name="T72">20y.o.</text:span><text:span text:style-name="T20">)</text:span>- <text:span text:style-name="T1">парень</text:span>; <text:span text:style-name="T1">чёрные </text:span><text:span text:style-name="T17">волосы</text:span>; серый цвет глаз; худощавого телосложения,одежда повседневная в основном чёрная закрывающая всё тело (длинные рукава на футболке например),<text:span text:style-name="T18">серый шарф,с двумя полосками со стороны лица, </text:span>с красными/белыми принтами на одежде,<text:span text:style-name="T17">тёмный низ</text:span>;<text:span text:style-name="T11"> </text:span><text:span text:style-name="T5">ХАРАКТЕР:</text:span><text:span text:style-name="T6"> </text:span><text:span text:style-name="T14">Пугливый,Целеустремлённый,Настойчивый, </text:span><text:span text:style-name="T10">ДОРОЖИТ </text:span><text:span text:style-name="T15">друзьями.</text:span></text:p>
      <text:p text:style-name="P1"/>
      <text:p text:style-name="P1"><text:span text:style-name="T19">ДРУГ ГГ</text:span> <text:span text:style-name="T20">(</text:span><text:span text:style-name="T21">Jason Burns </text:span><text:span text:style-name="T12">22y.o</text:span><text:span text:style-name="T22">.</text:span><text:span text:style-name="T20">)</text:span> - парень; коричневые волосы, карэ/<text:span text:style-name="T16">короткая стрижка</text:span>; карие глаза; обычного/среднего телосложения; рост чуть выше среднего (180+-); одежда белая куртка без принтов,чёрные брюки,свитер и под ним рубашка;пирсинг в нижней губе слева;<text:line-break/><text:span text:style-name="T19">ХАРАКТЕР:</text:span> Весёлый,душа компании,заводила <text:span text:style-name="T2">и главный в компании друзей,но никогда не идёт первым и трус </text:span><text:span text:style-name="T13">(всегда ходит за ГГ,либо ждёт в том месте где ему сказали ждать)</text:span></text:p>
      <text:p text:style-name="P1"/>
      <text:p text:style-name="P6"><text:span text:style-name="T57">ПОДРУГА ГГ</text:span><text:span text:style-name="T23"> </text:span><text:span text:style-name="T66">(</text:span><text:span text:style-name="T67">Ella Cavs </text:span><text:span text:style-name="T47">19</text:span><text:span text:style-name="T58">y.o.</text:span><text:span text:style-name="T66">)</text:span><text:span text:style-name="T23"> - девушка;</text:span><text:span text:style-name="T56">блонд</text:span><text:span text:style-name="T23"> волосы,немного ниже </text:span><text:span text:style-name="T24">плеч</text:span><text:span text:style-name="T23">;</text:span><text:span text:style-name="T56">голубой цвет глаз</text:span><text:span text:style-name="T23"> среднего роста ; </text:span><text:span text:style-name="T25">одежда белый свитер,</text:span><text:span text:style-name="T56">коричневое длинное платье,чёрные туфли</text:span><text:span text:style-name="T25">,</text:span><text:span text:style-name="T68">ЛЮБИТ ГГ,</text:span><text:span text:style-name="T69">но не признаётся в этом ему;</text:span><text:span text:style-name="T25"> </text:span><text:span text:style-name="T26">ХАРАКТЕР: </text:span><text:span text:style-name="T27">Пугливая,Заботливая,Стеснительная,</text:span><text:span text:style-name="T28">Находчивая</text:span><text:span text:style-name="T27"> (может подсказать ГГ в самом начале что делать)<text:line-break/><text:line-break/></text:span><text:span text:style-name="T29">Сюжет </text:span><text:span text:style-name="T33">первой локации (вступление) </text:span><text:span text:style-name="T29">заключается в том,что компания друзей договорилась между собой поздним вечером пойти в заброшенную при реконструкции больницу. После того как они зашли внутрь здания — вход закрылся и выхода не осталось,кроме как идти внутрь здания и разузнать тайны заброшенного места и что же тут поселилось. После прохождения первой локации (регистратура) герои стали замечать,что в этом здании поселились духи,призраки и демоны (то есть как и добрые призраки с которыми нужно будет говорить для прохождения дальше по сюжету, так и злые,которые будут стараться всеми силами убить компанию друзей). </text:span><text:span text:style-name="T33">Поднявшись по лестнице на второй этаж стоит выбор между поворотом направо или налево,есть две двери по центру,но вход туда пока что закрыт.</text:span><text:span text:style-name="T35"> </text:span><text:span text:style-name="T50">ПОВЕРНУВ НАЛЕВО</text:span><text:span text:style-name="T44"> — выходите в коридор с 4 дверьми — они все закрыты и при попытки открыть дальнюю дверь в коридоре </text:span><text:span text:style-name="T45">ПОДРУГА ГГ скажет : *</text:span><text:span text:style-name="T46">Думаю нам нужно вернуться и пойти направо*</text:span><text:span text:style-name="T44">. </text:span><text:span text:style-name="T40"><text:s/></text:span><text:span text:style-name="T49">ПОВЕРНУВ НА ПРАВО ОТ ЛЕСТНИЦЫ</text:span><text:span text:style-name="T33"> — длинный коридор с тремя дверьми,в первые две двери зайти можно,а последняя закрыта. Возле первой двери табличка: </text:span><text:span text:style-name="T51">*Вход только сотрудникам*</text:span><text:span text:style-name="T40">. </text:span><text:span text:style-name="T41">Внутри комнаты находятся: Стулья,столы,тумбочки рядом с плитой не работающей,холодильник не работающий, заколоченное досками изнутри окно. В комнате,а точнее в одной из тумбочек, должна находится </text:span><text:span text:style-name="T53">*АПТЕЧКА ПЕРВОЙ ПОМОЩИ*</text:span><text:span text:style-name="T55"> (предмет для восполнения здоровья)</text:span><text:span text:style-name="T41">. </text:span><text:span text:style-name="T42">Сделать так, чтобы ГГ описывал предметы которые видит в этой комнате и его мнение на этот счёт.</text:span><text:span text:style-name="T41"> Больше в комнате ничего нет. </text:span><text:span text:style-name="T42">На выходе из комнаты нужно сделать скрипт вызывающий чёрную тень проносящуюся справа налево очень быстро и запустить разговор между друзьями об этом моменте. Следующая вторая комната с табличкой </text:span><text:span text:style-name="T52">*УБОРНАЯ*</text:span><text:span text:style-name="T42">. В комнате находятся: Туалетные кабинки, раковины с зеркалом, мусорка. Сделать так, чтобы ГГ описывал предметы в комнате. В одной из раковин находится ключ (название ключа: </text:span><text:span text:style-name="T52">*РЖАВЫЙ КЛЮЧ*</text:span><text:span text:style-name="T42">) от третьей комнаты. Около третьей двери табличка с надписью: </text:span><text:span text:style-name="T52">*ДЕЖУРНЫЙ ВРАЧ*</text:span><text:span text:style-name="T42">. </text:span><text:span text:style-name="T43">Внутри комнаты: Рабочий стол,стулья,занавеска за которой </text:span><text:soft-page-break/><text:span text:style-name="T43">переодеваются/осматривают,небольшой шкаф/кабинет, тумбочки с использованными препаратами,на полу куча бумаг с которыми нельзя взаимодействовать</text:span><text:span text:style-name="T44"> (Со всеми остальными объектами комнаты можно взаимодействовать чтобы ГГ описывал их внешний вид и что он об этом думает)</text:span><text:span text:style-name="T43">. На рабочем столе</text:span><text:span text:style-name="T40"> </text:span><text:span text:style-name="T43">папка с которой можно взаимодействовать (</text:span><text:span text:style-name="T65">LORE</text:span><text:span text:style-name="T43">), </text:span><text:span text:style-name="T44">в кабинете рядом с рабочим столом поискав внутри кабинета можно найти ключ с ярлыком: </text:span><text:span text:style-name="T54">*</text:span><text:span text:style-name="T60">Freddie Jupiter*</text:span><text:span text:style-name="T73"> (ключ от первой комнаты при повороте от лестницы налево). При нахождении ключа </text:span><text:span text:style-name="T85">ПОДРУГА ГГ</text:span><text:span text:style-name="T73"> говорит: </text:span><text:span text:style-name="T83">*Думаю теперь нам стоит пойти и проверить другую часть здания</text:span><text:span text:style-name="T74">*. </text:span><text:span text:style-name="T73">При выходи из комнаты сделать враждебного призрака говорящего, что они зря сюда пришли и </text:span><text:span text:style-name="T76">призрак атакует</text:span><text:span text:style-name="T73"> ГГ — чтобы избежать нападение призрака нужно спуститься в регистратуру и спрятаться там в шкафу </text:span><text:span text:style-name="T76">(СДЕЛАТЬ РАЗГОВОР ГГ САМОМУ СЕБЕ О НАПОМИНАНИИ ПРО ШКАФ НА 1 ЭТАЖЕ В РЕГИСТРАТУРЕ)</text:span><text:span text:style-name="T73">. Немного подождав </text:span><text:span text:style-name="T76">в шкафу</text:span><text:span text:style-name="T73"> (секунд 5) призрак исчезает и </text:span><text:span text:style-name="T78">рядом со шкафом</text:span><text:span text:style-name="T73"> появляется добрый призрак </text:span><text:span text:style-name="T78">который заводит</text:span><text:span text:style-name="T73"> диалог о том,</text:span><text:span text:style-name="T75">кто</text:span><text:span text:style-name="T73"> этот призрак и рассказывающий </text:span><text:span text:style-name="T75">о том что нужно для того чтобы открыть большую дверь по середине. </text:span><text:span text:style-name="T78">После диалога призрак исчезает.</text:span><text:span text:style-name="T76"> Далее путь идёт к левому коридору (Вторая часть здания) — об этом говорит </text:span><text:span text:style-name="T86">ПОДРУГА ГГ</text:span><text:span text:style-name="T76"> передавая ключ, который они нашли в предыдущей комнате. Около двери в комнату находится табличка с надписью: </text:span><text:span text:style-name="T89">*Кабинет</text:span><text:span text:style-name="T95"> Freddie Jupiter*</text:span><text:span text:style-name="T91">.</text:span><text:span text:style-name="T76"> Внутри комнаты находятся :Рабочий стол,стулья,шкафы(кабинеты),тумбочки,загороди(за которые люди переодеваются в реале,ну или проще говоря белые занавески на колёсах :</text:span><text:span text:style-name="T91">D</text:span><text:span text:style-name="T76">), не работающая лампа на столе, куча разбросанных не интерактивных бумаг по полу, на столе записи(</text:span><text:span text:style-name="T91">LORE),</text:span><text:span text:style-name="T76">в тумбочках можно найти ключ с </text:span><text:span text:style-name="T77">ярлыком висящим на нём с надписью еле понятной: </text:span><text:span text:style-name="T90">*От комнаты отдыха*</text:span><text:span text:style-name="T77">. При выходе из комнаты обрушивается пол который ведёт к остальным дверям в коридоре и идёт диалог между друзьями о том как пройти дальше и </text:span><text:span text:style-name="T87">ПОДРУГА ГГ</text:span><text:span text:style-name="T77"> напоминает ГГ, про окно заколоченное изнутри и что ломом можно снять эти брёвна и положить на дыру и попытаться пройти дальше. Далее игрок должен вернуться в комнату с заколоченным окном и снять брёвна с окна. После действия,если игрок нажмёт на использовать по отношению к окну,то проиграть диалог ГГ, про то что тут высоко и он не хочет повредить себя или друзей.</text:span><text:span text:style-name="T76"> </text:span><text:span text:style-name="T77">Игрок должен вернуться обратно и положить брёвна на место дырки в полу и нажать на использовать по отношению к дыре в полу. После игрок может свободно двигаться через дыру.</text:span><text:span text:style-name="T76"> </text:span><text:span text:style-name="T77">Перед следующей дверью табличка с надписью: </text:span><text:span text:style-name="T90">*КОМНАТА ОТДЫХА*</text:span><text:span text:style-name="T77">. Внутри комнаты: </text:span><text:span text:style-name="T78">Столы,стулья,тумбочки и по середине комнаты должен появится демон атакующий ГГ (Сделать шкаф в последней комнате правого коридора). После того как игрок справиться с демоном — Рядом со входом в комнату отдыха должен появится</text:span><text:span text:style-name="T73"> </text:span><text:span text:style-name="T78">призрак с которым игрок должен будет взаимодействовать и призрак должен сказать две цифры: 8 и 2,после чего он говорит что бы ГГ: *искал впереди* (в комнате сейф с ключом от следующей комнаты и бумагой с</text:span><text:span text:style-name="T92"> LORE</text:span><text:span text:style-name="T78">),после чего призрак исчезает и на месте призрака на стене появляется надпись 8 и 2 красным цветом. Игрок должен зайти внутрь и проверять тумбочки и кабинеты во всей комнате. </text:span><text:span text:style-name="T80">Он найдёт в одной из тумбочек сейф к которому нужен код. Сделать сейф *открывающийся* по коду *</text:span><text:span text:style-name="T84">8249</text:span><text:span text:style-name="T78">*. Сделать в одной из тумбочек </text:span><text:span text:style-name="T79">диалог ГГ, говорящего </text:span><text:span text:style-name="T80">обычную фразу,что тут ничего нет,но после этой фразы ГГ должен сказать:</text:span><text:span text:style-name="T88">*Ой,тут маркером на стене написано 4*</text:span><text:span text:style-name="T80">. Сделать тот же самый диалог только с кабинетом/шкафом и в диалоге поставить цифру *</text:span><text:span text:style-name="T84">9*</text:span><text:span text:style-name="T80">. Игрок получает ключ и у него открывается окно с</text:span><text:span text:style-name="T93"> LORE,</text:span><text:span text:style-name="T80">который он может закрыть. Ключ обычный без опознавательных знаков — игрок сам должен найти дверь к которой подходит ключ. Ключ открывает дверь находящеюся в стене. </text:span><text:span text:style-name="T81">Дверь которая осталась не открытой при взаимодействии с ней ГГ начинает диалог с собой говоря про то,что с обратной стороны двери действует какая-то сила и дверь не возможно открыть. В комнате находится: Стул около стола,стол с которым нужно взаимодействовать, чтобы подобрать финальный предмет — ключ от кабинета глав. врача,весь пол в крови и бумагах,вдоль стен шкафы/кабинеты и тумбочки,так же загороди на половину середины комнаты. Когда игрок подходит к столу должен появиться призрак который говорит что они не должны были это делать и он (призрак) их предупреждал,после чего призрак </text:span><text:soft-page-break/><text:span text:style-name="T81">кидается на </text:span><text:span text:style-name="T82">игрока. Игрок избавляется от призрака и идёт в комнату чтобы осмотреть её снова и находит и забирает ключ. В одном из кабинетов должна быть бумага</text:span><text:span text:style-name="T94"> LORE.</text:span><text:span text:style-name="T82"> Далее игрок направляется в большие двери по середине здания.</text:span><text:span text:style-name="T74"> </text:span><text:span text:style-name="T33">Компания</text:span><text:span text:style-name="T29"> заход</text:span><text:span text:style-name="T33">и</text:span><text:span text:style-name="T29">т в </text:span><text:span text:style-name="T33">большую и </text:span><text:span text:style-name="T29">мрачную комнату </text:span><text:span text:style-name="T33">с двумя дверьми,с которой они столкнулись ещё около лестницы</text:span><text:span text:style-name="T29">,в которой кроме одного стула и кучи следов крови на полу ничего нету,как вдруг появляется огромный демон сопровождаясь громким криком — </text:span><text:span text:style-name="T34">сразу же</text:span><text:span text:style-name="T29"> хватает за ногу </text:span><text:span text:style-name="T48">ПОДРУГУ ГГ</text:span><text:span text:style-name="T39"> </text:span><text:span text:style-name="T29">и утаскивает её под стул. Герой и его Друг посмотрев под стул не нашли ничего,кроме ключа от </text:span><text:span text:style-name="T48">АНГАРА НА УЛИЦЕ</text:span><text:span text:style-name="T38"> (на ключе бирка с надписью)</text:span><text:span text:style-name="T29">; всё затихло и больше в больнице никто не вылезал чтобы напасть на героев,</text:span><text:span text:style-name="T30">но проходя мимо добрый призраков они дали подсказку,что их подругу забрал демон под именем</text:span><text:span text:style-name="T61"> </text:span><text:span text:style-name="T59">UFIR</text:span><text:span text:style-name="T64">,</text:span><text:span text:style-name="T38">так же призраки сообщили,что их подруга будет жива в течении 9 дней и каждый день им будет мешать один из подручных </text:span><text:span text:style-name="T64">Ufir’</text:span><text:span text:style-name="T38">а,но им нужно поторопиться, чтобы спасти её,так как после истечения времени Демон распотрошит её,проще говоря убьёт её во блага своего демонического дела. ГГ и его друг приняли решение найти её как можно скорее и спасти. </text:span><text:span text:style-name="T30">Они спокойно вернулись обратно от куда вышли и дверь была открыта. Так как у них теперь есть ключ они пошли открывать ангар и посмотреть что в нём. В ангаре </text:span><text:span text:style-name="T31">был фургон</text:span><text:span text:style-name="T30"> </text:span><text:span text:style-name="T31">марки </text:span><text:span text:style-name="T62">Chevrolet Chevy-Van </text:span><text:span text:style-name="T31">белого цвета разукрашенная в разных граффити. Осмотрев машину,</text:span><text:span text:style-name="T33">ДРУГ ГГ сказал,что у него есть права и они могут уехать на этой машине,но ему нужно найти</text:span><text:span text:style-name="T31"> </text:span><text:span text:style-name="T33">предметы в самом ангаре, чтобы уехать на этой машине на поиски девушки:</text:span><text:span text:style-name="T31"> ключи</text:span><text:span text:style-name="T32">; канистра с бензином; </text:span><text:span text:style-name="T33">машинное масло. После того как ГГ отдаёт собранные вещи Другу — они уезжают на фургоне в следующую локацию. </text:span></text:p>
      <text:p text:style-name="P9"/>
      <text:p text:style-name="P7"><text:span text:style-name="T36">КОНЕЦ </text:span><text:span text:style-name="T63">TRIAL </text:span><text:span text:style-name="T36">ВЕРСИИ ИГРЫ.</text:span></text:p>
      <text:p text:style-name="P10"><text:line-break/>ЗАМЕТКИ:</text:p>
      <text:p text:style-name="P11">1) Перед первой встречей игроком демона ДРУГ ГГ и ПОДРУГА ГГ говорят ему, что они в порядке и спрячутся и говорят ему сделать то же самое. После того как игрок прячется от демона и демон пропадает - отряд появляется около шкафа в котором прятался ГГ и возвращается в отряд каждый раз.</text:p>
      <text:p text:style-name="P11">2) Вместо нескольких шкафов можно сделать один посередине, чтобы игрок знал куда прятаться и меньше запары с триггерами, просто после того как демон заканчивает атаку на игрока — отряд появляется у шкафа и возвращаются под управление игрока, сопровождаясь диалогами.</text:p>
      <text:p text:style-name="P8"><text:span text:style-name="T36">3)</text:span><text:span text:style-name="T37">МЕМ В РАЗРАБОТКЕ</text:span><text:span text:style-name="T33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7:45:56.157000000</meta:creation-date>
    <dc:date>2022-03-24T17:35:58.066000000</dc:date>
    <meta:editing-duration>PT2H10M9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10" meta:word-count="1471" meta:character-count="9821" meta:non-whitespace-character-count="8341"/>
  </office:meta>
</office:document-meta>
</file>